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d1e9dd" style:font-size-asian="9pt" style:font-size-complex="9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4">ကုမ္ပဏီ / 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39:04.705000000</dc:date>
    <meta:editing-duration>P2DT1H35M57S</meta:editing-duration>
    <meta:editing-cycles>1100</meta:editing-cycles>
    <meta:document-statistic meta:table-count="7" meta:image-count="0" meta:object-count="0" meta:page-count="3" meta:paragraph-count="84" meta:word-count="336" meta:character-count="2536" meta:non-whitespace-character-count="2105"/>
  </office:meta>
</office:document-meta>
</file>